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weight="bold" officeooo:rsid="0009ce0a" style:font-weight-asian="bold" style:font-weight-complex="bold"/>
    </style:style>
    <style:style style:name="T2" style:family="text">
      <style:text-properties fo:font-weight="bold" officeooo:rsid="00101910" style:font-weight-asian="bold" style:font-weight-complex="bold"/>
    </style:style>
    <style:style style:name="T3" style:family="text">
      <style:text-properties officeooo:rsid="000bbba0"/>
    </style:style>
    <style:style style:name="T4" style:family="text">
      <style:text-properties officeooo:rsid="000d7605"/>
    </style:style>
    <style:style style:name="T5" style:family="text">
      <style:text-properties officeooo:rsid="000f3c3e"/>
    </style:style>
    <style:style style:name="T6" style:family="text">
      <style:text-properties officeooo:rsid="00101910"/>
    </style:style>
    <style:style style:name="T7" style:family="text">
      <style:text-properties officeooo:rsid="0011dcd5"/>
    </style:style>
    <style:style style:name="T8" style:family="text">
      <style:text-properties officeooo:rsid="00122591"/>
    </style:style>
    <style:style style:name="T9" style:family="text">
      <style:text-properties officeooo:rsid="0012fc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odule FastJetFinder GenJetFinder <text:s text:c="3"/><text:span text:style-name="T1">y</text:span><text:span text:style-name="T2">y</text:span></text:p>
      <text:p text:style-name="Standard"/>
      <text:p text:style-name="Standard">module FastJetFinder FastJetFinder <text:s text:c="2"/><text:span text:style-name="T3">y</text:span><text:span text:style-name="T6">y</text:span></text:p>
      <text:p text:style-name="Standard"/>
      <text:p text:style-name="Standard">module EnergyScale JetEnergyScale <text:s text:c="2"/><text:span text:style-name="T3">y</text:span><text:span text:style-name="T7">y</text:span></text:p>
      <text:p text:style-name="Standard"/>
      <text:p text:style-name="Standard">module JetFlavorAssociation JetFlavorAssociation <text:s text:c="2"/><text:span text:style-name="T4">y</text:span><text:span text:style-name="T7">y</text:span></text:p>
      <text:p text:style-name="Standard"/>
      <text:p text:style-name="Standard">module BTagging Btagging <text:s text:c="2"/><text:span text:style-name="T4">y</text:span><text:span text:style-name="T8">y</text:span></text:p>
      <text:p text:style-name="Standard"/>
      <text:p text:style-name="Standard">module TauTagging TauTagging <text:s text:c="2"/><text:span text:style-name="T5">y</text:span><text:span text:style-name="T8">y</text:span></text:p>
      <text:p text:style-name="Standard"/>
      <text:p text:style-name="Standard">module UniqueObjectFinder UniqueObjectFinder <text:s text:c="3"/><text:span text:style-name="T5">y</text:span><text:span text:style-name="T9">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4:29:19.800905204</meta:creation-date>
    <dc:date>2023-11-05T17:50:18.689566495</dc:date>
    <meta:editing-duration>PT1H10M5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7" meta:word-count="28" meta:character-count="281" meta:non-whitespace-character-count="244"/>
  </office:meta>
</office:document-meta>
</file>